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e4b"/>
    <style:style style:name="P2" style:family="paragraph" style:parent-style-name="literowe3" style:list-style-name="literowe3"/>
    <style:style style:name="P3" style:family="paragraph" style:parent-style-name="rzymskie1" style:list-style-name="rzymskie1"/>
    <style:style style:name="P4" style:family="paragraph" style:parent-style-name="arabskie4b" style:list-style-name="arabskie4b"/>
    <style:style style:name="P5" style:family="paragraph" style:parent-style-name="arabskie4b" style:list-style-name="arabskie4b" style:master-page-name="">
      <loext:graphic-properties draw:fill="none"/>
      <style:paragraph-properties fo:margin-left="2cm" fo:margin-right="0cm" fo:margin-top="0cm" fo:margin-bottom="0cm" loext:contextual-spacing="false" fo:text-align="start" style:justify-single-word="false" fo:text-indent="-0.64cm" style:auto-text-indent="false" style:page-number="auto" fo:background-color="transparent" style:writing-mode="page">
        <style:tab-stops/>
      </style:paragraph-properties>
    </style:style>
    <style:style style:name="P6" style:family="paragraph" style:parent-style-name="arabskie2" style:list-style-name="arabskie2"/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3080041168" text:style-name="rzymskie1">
        <text:list-item>
          <text:p text:style-name="P3">Literatura podmiotu:</text:p>
        </text:list-item>
      </text:list>
      <text:list xml:id="list1207361898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103354375012716" text:continue-list="list3080041168" text:style-name="rzymskie1">
        <text:list-item>
          <text:p text:style-name="P3">Literatura przedmiotu:</text:p>
        </text:list-item>
      </text:list>
      <text:list xml:id="list1567468649" text:style-name="arabskie2">
        <text:list-item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103354579554315" text:continue-list="list103354375012716" text:style-name="rzymskie1">
        <text:list-item>
          <text:p text:style-name="P3">Ramowy plan wypowiedzi:</text:p>
        </text:list-item>
      </text:list>
      <text:list xml:id="list1612553358" text:style-name="literowe3">
        <text:list-item>
          <text:p text:style-name="P2">Wstęp</text:p>
        </text:list-item>
      </text:list>
      <text:list xml:id="list3403844585" text:style-name="arabskie4b">
        <text:list-item>
          <text:p text:style-name="P5">Rozważania dotyczące* osób sprawujących władzę oraz* sposobów rządzenia.</text:p>
        </text:list-item>
        <text:list-item>
          <text:p text:style-name="P4">"Ksiażę" Niccolo Machiavellego jako punkt odniesienia do analizy postępowania przedstawionych bohaterów – władców.</text:p>
        </text:list-item>
      </text:list>
      <text:list xml:id="list103354215465094" text:continue-list="list1612553358" text:style-name="literowe3">
        <text:list-item>
          <text:p text:style-name="P2">Kolejność prezentowanych argumentów (treści)</text:p>
        </text:list-item>
      </text:list>
      <text:list xml:id="list103352969363335" text:continue-list="list3403844585" text:style-name="arabskie4b">
        <text:list-item text:start-value="1">
          <text:p text:style-name="P4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1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1">Zróżnicowanie* oceny postępowania Kreona jako:</text:p>
        </text:list-item>
      </text:list>
      <text:p text:style-name="Standard">władcy – tyrana i despoty surowo egzekwującego wydane prawa i rozkazy,</text:p>
      <text:p text:style-name="Standard">władcy konsekwentnego, bezkompromisowego, pozbawionego prywaty, kierującego się interesami i obowiązkami państwa.</text:p>
      <text:list xml:id="list103354223442256" text:continue-numbering="true" text:style-name="arabskie4b">
        <text:list-item>
          <text:p text:style-name="P1">Sylwetka bezwzględnego Makbeta – władcy zbrodniarza zaślepionego namiętnością władzy, ale bezustannego borykającego się z wyrzutami sumienia:</text:p>
        </text:list-item>
      </text:list>
      <text:p text:style-name="Standard">tragizm postaci Makbeta – władca ukazany jako marionetka ludzkich namiętności, motyw życia – teatru.</text:p>
      <text:list xml:id="list103353382803079" text:continue-list="list103354215465094" text:style-name="literowe3">
        <text:list-item>
          <text:p text:style-name="P2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53683147593" text:continue-list="list103354579554315" text:style-name="rzymskie1">
        <text:list-item>
          <text:p text:style-name="P3">Materiały pomocnicze</text:p>
        </text:list-item>
      </text:list>
      <text:p text:style-name="Standard">kartka z cytatami,</text:p>
      <text:p text:style-name="Standard"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>
      <style:paragraph-properties fo:margin-left="0.7cm" fo:margin-right="0cm" fo:margin-top="0.199cm" fo:margin-bottom="0cm" loext:contextual-spacing="false" fo:text-indent="-0.7cm" style:auto-text-indent="false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 style:list-style-name="arabskie2">
      <style:paragraph-properties fo:margin-top="0cm" fo:margin-bottom="0.101cm" loext:contextual-spacing="false"/>
    </style:style>
    <style:style style:name="literowe3" style:family="paragraph" style:parent-style-name="Standard"/>
    <style:style style:name="arabskie4b" style:family="paragraph" style:parent-style-name="Standard">
      <loext:graphic-properties draw:fill="none"/>
      <style:paragraph-properties fo:margin-left="2cm" fo:margin-right="0cm" fo:margin-top="0cm" fo:margin-bottom="0cm" loext:contextual-spacing="false" fo:text-align="start" style:justify-single-word="false" fo:text-indent="0cm" style:auto-text-indent="false" fo:background-color="transparent" style:writing-mode="pag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terowe3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4b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30:00.926915401</meta:creation-date>
    <dc:date>2017-10-23T10:33:52.552059438</dc:date>
    <meta:editing-duration>PT7M4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25" meta:character-count="2620" meta:non-whitespace-character-count="2340"/>
  </office:meta>
</office:document-meta>
</file>